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Verdana" svg:font-family="Verdana, sans-serif"/>
    <style:font-face style:name="arial" svg:font-family="arial, sans-serif"/>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6038" officeooo:paragraph-rsid="001de3b5" style:font-weight-asian="bold" style:font-weight-complex="bold"/>
    </style:style>
    <style:style style:name="P2" style:family="paragraph" style:parent-style-name="Standard">
      <style:paragraph-properties fo:text-align="center" style:justify-single-word="false"/>
      <style:text-properties fo:font-weight="bold" officeooo:paragraph-rsid="001de3b5"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Liberation Serif"/>
    </style:style>
    <style:style style:name="P5" style:family="paragraph" style:parent-style-name="Standard">
      <style:paragraph-properties fo:text-align="start" style:justify-single-word="false"/>
      <style:text-properties officeooo:paragraph-rsid="001de3b5"/>
    </style:style>
    <style:style style:name="P6" style:family="paragraph" style:parent-style-name="Standard">
      <style:paragraph-properties fo:margin-left="3.969cm" fo:margin-right="0cm" fo:margin-top="0cm" fo:margin-bottom="0cm" loext:contextual-spacing="false" fo:text-align="start" style:justify-single-word="false" fo:orphans="2" fo:widows="2" fo:text-indent="0cm" style:auto-text-indent="false"/>
      <style:text-properties fo:font-variant="normal" fo:text-transform="none" fo:color="#000000" style:font-name="Verdana" fo:font-size="8.25pt" fo:letter-spacing="normal" fo:font-style="normal" fo:font-weight="normal" loext:padding="0cm" loext:border="none"/>
    </style:style>
    <style:style style:name="P7" style:family="paragraph" style:parent-style-name="Text_20_body">
      <style:text-properties fo:font-weight="bold" officeooo:paragraph-rsid="001de3b5" style:font-weight-asian="bold" style:font-weight-complex="bold"/>
    </style:style>
    <style:style style:name="P8" style:family="paragraph" style:parent-style-name="Text_20_body" style:list-style-name="L4">
      <style:text-properties fo:font-weight="bold" officeooo:paragraph-rsid="001de3b5" style:font-weight-asian="bold" style:font-weight-complex="bold"/>
    </style:style>
    <style:style style:name="P9" style:family="paragraph" style:parent-style-name="Text_20_body">
      <style:text-properties officeooo:paragraph-rsid="001de3b5"/>
    </style:style>
    <style:style style:name="P10" style:family="paragraph" style:parent-style-name="Text_20_body" style:list-style-name="L2">
      <style:text-properties officeooo:paragraph-rsid="001de3b5"/>
    </style:style>
    <style:style style:name="P11" style:family="paragraph" style:parent-style-name="Text_20_body" style:list-style-name="L2">
      <style:text-properties officeooo:rsid="001de3b5" officeooo:paragraph-rsid="001de3b5"/>
    </style:style>
    <style:style style:name="P12" style:family="paragraph" style:parent-style-name="Text_20_body" style:list-style-name="L3">
      <style:text-properties officeooo:paragraph-rsid="001de3b5"/>
    </style:style>
    <style:style style:name="T1" style:family="text">
      <style:text-properties officeooo:rsid="001b3e88"/>
    </style:style>
    <style:style style:name="T2" style:family="text">
      <style:text-properties fo:font-weight="bold" style:font-weight-asian="bold" style:font-weight-complex="bold"/>
    </style:style>
    <style:style style:name="T3" style:family="text">
      <style:text-properties fo:font-weight="bold" officeooo:rsid="001b3e88" style:font-weight-asian="bold" style:font-weight-complex="bold"/>
    </style:style>
    <style:style style:name="T4" style:family="text">
      <style:text-properties fo:font-weight="bold" officeooo:rsid="001c6038" style:font-weight-asian="bold" style:font-weight-complex="bold"/>
    </style:style>
    <style:style style:name="T5" style:family="text">
      <style:text-properties fo:font-weight="bold" officeooo:rsid="001de3b5" style:font-weight-asian="bold" style:font-weight-complex="bold"/>
    </style:style>
    <style:style style:name="T6" style:family="text">
      <style:text-properties fo:font-variant="normal" fo:text-transform="none" fo:font-size="12pt" fo:letter-spacing="normal" fo:font-style="normal" fo:font-weight="normal" style:font-size-asian="12pt" style:font-size-complex="12pt"/>
    </style:style>
    <style:style style:name="T7" style:family="text">
      <style:text-properties fo:font-variant="normal" fo:text-transform="none" fo:font-size="12pt" fo:letter-spacing="normal" fo:language="pt" fo:country="PT" fo:font-style="normal" style:font-size-asian="12pt" style:font-size-complex="12pt"/>
    </style:style>
    <style:style style:name="T8"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9"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06be64" style:text-blinking="false" style:font-size-asian="12pt" style:font-weight-asian="normal" style:font-size-complex="12pt" style:font-weight-complex="normal" loext:padding="0cm" loext:border="none"/>
    </style:style>
    <style:style style:name="T10" style:family="text">
      <style:text-properties fo:font-variant="normal" fo:text-transform="none" style:use-window-font-color="true" style:text-line-through-style="none" style:text-line-through-type="none" fo:font-size="12pt" fo:letter-spacing="normal" fo:font-style="normal" style:text-underline-style="none" fo:font-weight="normal" officeooo:rsid="0006be64" style:text-blinking="false" style:font-size-asian="12pt" style:font-weight-asian="normal" style:font-size-complex="12pt" style:font-weight-complex="normal" loext:padding="0cm" loext:border="none"/>
    </style:style>
    <style:style style:name="T11"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06be64" style:text-blinking="false" style:font-size-asian="12pt" style:font-weight-asian="normal" style:font-size-complex="12pt" style:font-weight-complex="normal" loext:padding="0cm" loext:border="none"/>
    </style:style>
    <style:style style:name="T12" style:family="text">
      <style:text-properties fo:font-variant="normal" fo:text-transform="none" fo:color="#000000" style:font-name="Verdana" fo:font-size="8.25pt" fo:letter-spacing="normal" fo:font-style="normal" fo:font-weight="bold"/>
    </style:style>
    <style:style style:name="T13" style:family="text">
      <style:text-properties fo:font-variant="normal" fo:text-transform="none" fo:color="#000000" fo:letter-spacing="normal"/>
    </style:style>
    <style:style style:name="T14" style:family="text">
      <style:text-properties fo:font-variant="normal" fo:text-transform="none" fo:color="#000000" style:font-name="Arial" fo:font-size="14pt" fo:letter-spacing="normal" fo:font-style="normal" fo:font-weight="normal" loext:padding="0cm" loext:border="none"/>
    </style:style>
    <style:style style:name="T15" style:family="text">
      <style:text-properties fo:font-weight="normal" style:font-weight-asian="normal" style:font-weight-complex="normal"/>
    </style:style>
    <style:style style:name="T16" style:family="text">
      <style:text-properties fo:font-weight="normal" officeooo:rsid="001c6038" style:font-weight-asian="normal" style:font-weight-complex="normal"/>
    </style:style>
    <style:style style:name="T17" style:family="text">
      <style:text-properties fo:font-weight="normal" officeooo:rsid="001de3b5" style:font-weight-asian="normal" style:font-weight-complex="normal"/>
    </style:style>
    <style:style style:name="T18" style:family="text">
      <style:text-properties fo:font-size="12pt" style:font-size-asian="12pt" style:font-size-complex="12pt"/>
    </style:style>
    <style:style style:name="T19" style:family="text">
      <style:text-properties officeooo:rsid="0006be64"/>
    </style:style>
    <style:style style:name="T20" style:family="text">
      <style:text-properties officeooo:rsid="00197125"/>
    </style:style>
    <style:style style:name="T21" style:family="text">
      <style:text-properties officeooo:rsid="001de3b5"/>
    </style:style>
    <style:style style:name="T22" style:family="text">
      <style:text-properties style:font-weight-asian="bold" style:font-weight-complex="bold"/>
    </style:style>
    <style:style style:name="T23" style:family="text">
      <style:text-properties officeooo:rsid="001de3b5" style:font-weight-asian="bold" style:font-weight-complex="bold"/>
    </style:style>
    <style:style style:name="T24" style:family="text">
      <style:text-properties style:font-name="Liberation Serif"/>
    </style:style>
    <style:style style:name="T25" style:family="text">
      <style:text-properties style:font-name="Liberation Serif" fo:font-weight="bold" style:font-weight-asian="bold" style:font-weight-complex="bold"/>
    </style:style>
    <style:style style:name="T26" style:family="text">
      <style:text-properties style:font-name="Liberation Serif" officeooo:rsid="0006be64"/>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9">I</text:span>NSTITUTO FEDERAL DE EDUCAÇÃO, CIÊNCIA E TECNOLOGIA DO SUDESTE DE MINAS GERAIS - CAMPUS BARBACENA</text:p>
      <text:p text:style-name="P1">Atividade avaliativa <text:span text:style-name="T21">1 </text:span>– Em Grupo</text:p>
      <text:p text:style-name="P5"><text:span text:style-name="Strong_20_Emphasis"><text:span text:style-name="T14"/></text:span></text:p>
      <text:p text:style-name="P9"><text:span text:style-name="T2">Aluno</text:span><text:span text:style-name="T5">s</text:span><text:span text:style-name="T2">(a</text:span><text:span text:style-name="T5">s)</text:span><text:span text:style-name="T2">: <text:s/></text:span><text:span text:style-name="T21">Carlos Roberto Barbosa Júnior</text:span></text:p>
      <text:list xml:id="list337550082" text:style-name="L2">
        <text:list-item>
          <text:p text:style-name="P11">Daniel Soares Ferreira</text:p>
        </text:list-item>
        <text:list-item>
          <text:p text:style-name="P10"><text:span text:style-name="T19">Gabriela Goncalves da Silva</text:span></text:p>
          <text:p text:style-name="P11"/>
        </text:list-item>
      </text:list>
      <text:p text:style-name="P9"/>
      <text:p text:style-name="P7">Matrícula<text:span text:style-name="T21">s</text:span>: </text:p>
      <text:list xml:id="list1276416060" text:style-name="L4">
        <text:list-item>
          <text:p text:style-name="P8"/>
        </text:list-item>
      </text:list>
      <text:list xml:id="list3281853095" text:style-name="L3">
        <text:list-item>
          <text:p text:style-name="P12"><text:span text:style-name="T8"/></text:p>
        </text:list-item>
        <text:list-item>
          <text:p text:style-name="P12"><text:span text:style-name="T8">2020005652</text:span></text:p>
        </text:list-item>
      </text:list>
      <text:p text:style-name="P3"><text:span text:style-name="T25">Professor:</text:span><text:span text:style-name="T24"> </text:span><text:span text:style-name="T26">Alexandre Bartoli Monteir</text:span><text:span text:style-name="Strong_20_Emphasis"><text:span text:style-name="T9">o</text:span></text:span></text:p>
      <text:p text:style-name="P4"><text:span text:style-name="T2">Disciplina:</text:span><text:span text:style-name="T15"> </text:span><text:span text:style-name="T17">Tecnologiar Móveis e sem fio</text:span></text:p>
      <text:p text:style-name="P4"><text:span text:style-name="T4">Data:</text:span><text:span text:style-name="T16"> </text:span><text:span text:style-name="T17">09/11/2020</text:span></text:p>
      <text:p text:style-name="P4"/>
      <text:p text:style-name="P4"><text:span text:style-name="T1">1</text:span>) Suponha que dois ISPs fornecem acesso Wi-Fi em um determinado local, e que cada um deles opera seu próprio AP e tem seu próprio bloco de endereços IP.a. Suponha ainda mais, que, por acidente, cada ISP configurou seu AP para operar no canal 11. O protocolo 802.11 falhará totalmente nessa situação? Discuta o que acontece quando duas estações, cada uma associada com um ISP diferente, tentam transmitir ao mesmo tempo.b. Agora suponha que um AP opera no canal 1 e outro no canal 11. Como você mudaria suas respostas?</text:p>
      <text:p text:style-name="P4"/>
      <text:p text:style-name="P4"><text:span text:style-name="T1">2)</text:span>Na etapa 4 do protocolo CSMA/CA, uma estação que transmite um quadro com sucesso inicia o protocolo CSMA/CA para um segundo quadro na etapa 2, e não na 1. Quais seriam as razões que os projetistas do CSMA/CA provavelmente tinham em mente para fazer essa estação não transmitir o segundo quadro de imediato (se o canal fosse percebido como ocioso)?</text:p>
      <text:p text:style-name="P4"><text:bookmark text:name="tw-target-text"/>Suponha que a estação sem fio H1 tenha 1000 quadros longos para transmitir. (H1 pode ser um AP que está encaminhando um MP3 para alguma outra estação sem fio.) Suponha que inicialmente H1 seja a única estação que deseja transmitir, mas que, enquanto transmite seu primeiro quadro, H2 deseja transmitir um quadro. Para simplificar, também suponha que cada estação possa ouvir o sinal de todas as outras (ou seja, nenhum terminal oculto). Antes de transmitir, H2 sentirá que o canal está ocupado e, portanto, escolherá um valor de recuo aleatório.</text:p>
      <text:p text:style-name="P4"><text:bookmark text:name="tw-target-text1"/>Agora suponha que, após enviar seu primeiro quadro, H1 retorne à etapa 1; ou seja, ele espera um curto período de tempo (DIFS) e então começa a transmitir o segundo quadro. O segundo quadro de H1 será então transmitido enquanto H2 está preso no backoff, esperando por um canal inativo. Portanto, H1 deve transmitir todos os seus 1000 quadros antes que H2 tenha a chance de acessar o canal. Por outro lado, se H1 vai para a etapa 2 depois de transmitir um fra me, então ele também escolhe um valor de backo ff aleatório, dando assim uma chance justa a H2. Assim, justiça foi a razão por trás dessa escolha de design.</text:p>
      <text:p text:style-name="P4"/>
      <text:p text:style-name="P4"/>
      <text:p text:style-name="P4"><text:span text:style-name="T1">3</text:span><text:span text:style-name="T3">)</text:span><text:span text:style-name="T2"> Uma solução proposta que permitia que usuários móveis mantivessem seu endereço IP à medida que transitavam entre redes externas era fazer uma rede externa anunciar ao usuário móvel uma rota altamente específica e usar a infraestrutura de roteamento existente para </text:span><text:soft-page-break/><text:span text:style-name="T2">propagar essa informação por toda a rede. Uma das preocupações que identificamos foi a escalabilidade. Suponha que, quando um usuário móvel passa de uma rede para outra, a nova rede externa anuncie uma rota específica para o usuário móvel e a antiga rede externa retire sua rota. Considere como informações de roteamento se propagam em um algoritmo vetor de distâncias (em particular para o caso de roteamento interdomínios entre redes que abrangem o globo terrestre).</text:span></text:p>
      <text:p text:style-name="P4">a. Outros roteadores conseguirão rotear datagramas imediatamente para a nova rede externa tão logo essa rede comece a anunciar sua rota? </text:p>
      <text:p text:style-name="P4">Não, nem todos roteadores podem ser capazes de rotear o datagrama imediatamente. Isso ocorre porque o algoritmo de vetor de distância é descentralizado e leva algum tempo para terminar. Portanto, durante o tempo em que o algoritmo ainda está em execução como resultado de anúncios da nova rede externa, alguns dos roteadores podem não ser capazes de rotear datagramas destinados ao nó móvel.</text:p>
      <text:p text:style-name="P4">b. É possível que roteadores diferentes acreditem que redes externas diferentes contenham o usuário móvel?</text:p>
      <text:p text:style-name="P4">Sim. Isso pode acontecer quando um dos nós acaba de deixar uma rede externa e se junta a uma nova rede externa. Nessa situação, as entradas de roteamento da rede externa antiga podem não ter sido completamente retiradas quando as entradas da nova rede estão sendo propagada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Verdana" svg:font-family="Verdana, sans-serif"/>
    <style:font-face style:name="arial" svg:font-family="arial, sans-serif"/>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9T10:19:57.980685729</meta:creation-date>
    <dc:date>2020-11-09T12:12:45.538365320</dc:date>
    <meta:editing-duration>PT12M36S</meta:editing-duration>
    <meta:editing-cycles>1</meta:editing-cycles>
    <meta:document-statistic meta:table-count="0" meta:image-count="0" meta:object-count="0" meta:page-count="2" meta:paragraph-count="22" meta:word-count="667" meta:character-count="4013" meta:non-whitespace-character-count="3367"/>
    <meta:generator>LibreOffice/6.4.6.2$Linux_X86_64 LibreOffice_project/40$Build-2</meta:generator>
  </office:meta>
</office:document-meta>
</file>